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helvetica, 'ヒラギノ角ゴ Pro W3', 'Hiragino Kaku Gothic Pro', Osaka, Meiryo, 'MS Pゴシック', clean, sans-serif"/>
    <style:font-face style:name="Migu 1M" svg:font-family="'Migu 1M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ショートカットキー一覧" style:family="table">
      <style:table-properties style:width="13.441cm" table:align="left"/>
    </style:style>
    <style:style style:name="ショートカットキー一覧.A" style:family="table-column">
      <style:table-column-properties style:column-width="2.196cm"/>
    </style:style>
    <style:style style:name="ショートカットキー一覧.B" style:family="table-column">
      <style:table-column-properties style:column-width="4.207cm"/>
    </style:style>
    <style:style style:name="ショートカットキー一覧.C" style:family="table-column">
      <style:table-column-properties style:column-width="2.514cm"/>
    </style:style>
    <style:style style:name="ショートカットキー一覧.D" style:family="table-column">
      <style:table-column-properties style:column-width="4.524cm"/>
    </style:style>
    <style:style style:name="ショートカットキー一覧.A1" style:family="table-cell">
      <style:table-cell-properties fo:padding="0.097cm" fo:border="0.05pt solid #000000"/>
    </style:style>
    <style:style style:name="ショートカットキー一覧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ショートカットキー一覧.B2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2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3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3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4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4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5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5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6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6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7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7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8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8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9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9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A10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1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2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3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4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5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6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7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8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9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20" style:family="table-cell">
      <style:table-cell-properties fo:padding="0.097cm" fo:border-left="0.05pt solid #000000" fo:border-right="0.05pt solid #000000" fo:border-top="none" fo:border-bottom="0.05pt solid #000000"/>
    </style:style>
    <style:style style:name="表1" style:family="table">
      <style:table-properties style:width="13.85cm" table:align="left"/>
    </style:style>
    <style:style style:name="表1.A" style:family="table-column">
      <style:table-column-properties style:column-width="4.288cm"/>
    </style:style>
    <style:style style:name="表1.B" style:family="table-column">
      <style:table-column-properties style:column-width="5.607cm"/>
    </style:style>
    <style:style style:name="表1.C" style:family="table-column">
      <style:table-column-properties style:column-width="3.955cm"/>
    </style:style>
    <style:style style:name="表1.A1" style:family="table-cell">
      <style:table-cell-properties style:vertical-align="middle" fo:background-color="#aadddd" fo:padding-left="0.132cm" fo:padding-right="0.132cm" fo:padding-top="0.053cm" fo:padding-bottom="0.053cm" fo:border="0.05pt solid #333333">
        <style:background-image/>
      </style:table-cell-properties>
    </style:style>
    <style:style style:name="表1.A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0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0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0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1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1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1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P1" style:family="paragraph" style:parent-style-name="Table_20_Contents">
      <style:text-properties style:font-name="Migu 1M" fo:font-size="12pt" fo:font-weight="bold" officeooo:rsid="0019c7b8" officeooo:paragraph-rsid="0019c7b8" style:font-name-asian="Migu 1M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Migu 1M" fo:font-size="12pt" fo:font-weight="bold" officeooo:rsid="00214b03" officeooo:paragraph-rsid="00214b03" style:font-name-asian="Migu 1M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Migu 1M" fo:font-size="12pt" fo:font-weight="bold" officeooo:rsid="00229b37" officeooo:paragraph-rsid="00229b37" style:font-name-asian="Migu 1M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Migu 1M" fo:font-size="12pt" fo:font-weight="bold" officeooo:rsid="001a4c1a" officeooo:paragraph-rsid="001a4c1a" style:font-name-asian="Migu 1M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Migu 1M" fo:font-size="12pt" fo:font-weight="bold" officeooo:rsid="001ca440" officeooo:paragraph-rsid="001ca440" style:font-name-asian="Migu 1M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Migu 1M" fo:font-size="12pt" fo:font-weight="bold" style:font-name-asian="Migu 1M" style:font-size-asian="12pt" style:language-asian="ja" style:country-asian="JP" style:font-weight-asian="bold" style:font-size-complex="12pt" style:font-weight-complex="bold"/>
    </style:style>
    <style:style style:name="P7" style:family="paragraph" style:parent-style-name="Table_20_Contents">
      <style:text-properties style:font-name="Migu 1M" fo:font-size="10pt" officeooo:rsid="0039d8ad" officeooo:paragraph-rsid="0039d8ad" style:font-name-asian="Migu 1M" style:font-size-asian="10pt" style:font-size-complex="10pt"/>
    </style:style>
    <style:style style:name="P8" style:family="paragraph" style:parent-style-name="Table_20_Contents">
      <style:text-properties style:font-name="Migu 1M" fo:font-size="10pt" officeooo:paragraph-rsid="0039d8ad" style:font-name-asian="Migu 1M" style:font-size-asian="10pt" style:font-size-complex="10pt"/>
    </style:style>
    <style:style style:name="P9" style:family="paragraph" style:parent-style-name="Table_20_Contents">
      <style:text-properties style:font-name="Migu 1M" fo:font-size="10pt" officeooo:paragraph-rsid="00262312" style:font-name-asian="Migu 1M" style:font-size-asian="10pt" style:font-size-complex="10pt"/>
    </style:style>
    <style:style style:name="P10" style:family="paragraph" style:parent-style-name="Table_20_Contents">
      <style:text-properties style:font-name="Migu 1M" fo:font-size="10pt" style:font-name-asian="Migu 1M" style:font-size-asian="10pt" style:language-asian="ja" style:country-asian="JP" style:font-size-complex="10pt"/>
    </style:style>
    <style:style style:name="P11" style:family="paragraph" style:parent-style-name="Table_20_Contents">
      <style:text-properties style:font-name="Migu 1M" fo:font-size="10pt" fo:font-weight="bold" fo:background-color="#cccccc" style:font-name-asian="Migu 1M" style:font-size-asian="10pt" style:language-asian="ja" style:country-asian="JP" style:font-weight-asian="bold" style:font-size-complex="10pt" style:font-weight-complex="bold"/>
    </style:style>
    <style:style style:name="P12" style:family="paragraph" style:parent-style-name="Table_20_Contents">
      <style:text-properties style:font-name="Migu 1M" fo:font-size="10pt" fo:font-weight="bold" officeooo:paragraph-rsid="0036d398" fo:background-color="#cccccc" style:font-name-asian="Migu 1M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Migu 1M" fo:font-size="10pt" fo:font-weight="bold" officeooo:rsid="0038c3ed" officeooo:paragraph-rsid="0038c3ed" fo:background-color="#cccccc" style:font-name-asian="Migu 1M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Migu 1M" fo:font-size="10pt" fo:font-weight="bold" officeooo:paragraph-rsid="00348aff" fo:background-color="#cccccc" style:font-name-asian="Migu 1M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Migu 1M" fo:font-size="9pt" style:font-name-asian="Migu 1M" style:font-size-asian="9pt" style:font-size-complex="9pt"/>
    </style:style>
    <style:style style:name="P16" style:family="paragraph" style:parent-style-name="Table_20_Contents">
      <style:paragraph-properties fo:background-color="#e6ff00">
        <style:background-image/>
      </style:paragraph-properties>
      <style:text-properties fo:color="#000000" style:font-name="Migu 1M" fo:font-size="10pt" fo:background-color="transparent" style:font-name-asian="Migu 1M" style:font-size-asian="10pt" style:language-asian="ja" style:country-asian="JP" style:font-size-complex="10pt"/>
    </style:style>
    <style:style style:name="P17" style:family="paragraph" style:parent-style-name="Table_20_Contents">
      <style:paragraph-properties fo:background-color="#23ff23">
        <style:background-image/>
      </style:paragraph-properties>
      <style:text-properties style:font-name="Migu 1M" fo:font-size="10pt" style:font-name-asian="Migu 1M" style:font-size-asian="10pt" style:language-asian="ja" style:country-asian="JP" style:font-size-complex="10pt"/>
    </style:style>
    <style:style style:name="P18" style:family="paragraph" style:parent-style-name="Table_20_Heading">
      <style:text-properties style:font-name="Migu 1M" fo:font-size="9pt" style:font-name-asian="Migu 1M" style:font-size-asian="9pt" style:font-weight-asian="bold" style:font-size-complex="9pt"/>
    </style:style>
    <style:style style:name="P19" style:family="paragraph" style:parent-style-name="Standard">
      <style:text-properties style:font-name="Migu 1M" fo:font-size="13pt" fo:font-weight="bold" officeooo:rsid="0012358e" officeooo:paragraph-rsid="0012358e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Migu 1M" fo:font-size="16pt" fo:font-weight="bold" officeooo:rsid="0012358e" officeooo:paragraph-rsid="0012358e" style:font-size-asian="16pt" style:font-weight-asian="bold" style:font-size-complex="16pt" style:font-weight-complex="bold"/>
    </style:style>
    <style:style style:name="P21" style:family="paragraph" style:parent-style-name="Text_20_body">
      <style:text-properties fo:font-variant="normal" fo:text-transform="none" fo:color="#3e3e3e" style:font-name="Migu 1M" fo:font-size="11pt" fo:letter-spacing="normal" fo:font-weight="bold" officeooo:rsid="0012358e" officeooo:paragraph-rsid="0012358e" style:font-name-asian="Migu 1M" style:font-size-asian="11pt" style:font-weight-asian="bold" style:font-size-complex="11pt" style:font-weight-complex="bold"/>
    </style:style>
    <style:style style:name="P22" style:family="paragraph" style:parent-style-name="Text_20_body">
      <style:text-properties fo:font-variant="normal" fo:text-transform="none" fo:color="#3e3e3e" style:font-name="Migu 1M" fo:font-size="11pt" fo:letter-spacing="normal" fo:font-weight="bold" officeooo:rsid="0012358e" officeooo:paragraph-rsid="0012358e" style:font-name-asian="Migu 1M" style:font-size-asian="11pt" style:font-weight-asian="bold" style:font-size-complex="11pt" style:font-weight-complex="bold"/>
    </style:style>
    <style:style style:name="P23" style:family="paragraph" style:parent-style-name="Text_20_body" style:list-style-name="L2">
      <style:paragraph-properties fo:margin-top="0cm" fo:margin-bottom="0cm" style:contextual-spacing="false" style:line-height-at-least="0.503cm" fo:text-align="start" style:justify-single-word="false" fo:padding="0cm" fo:border="none"/>
      <style:text-properties fo:font-variant="normal" fo:text-transform="none" fo:color="#3e3e3e" fo:font-size="9pt" fo:letter-spacing="normal" officeooo:paragraph-rsid="0054cd31" style:font-name-asian="Migu 1M" style:font-size-asian="9pt" style:font-style-asian="normal" style:font-weight-asian="normal" style:font-size-complex="9pt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3e3e3e" fo:font-size="9pt" fo:letter-spacing="normal" style:font-name-asian="Migu 1M" style:font-size-asian="9pt" style:font-style-asian="normal" style:font-weight-asian="normal" style:font-size-complex="9pt"/>
    </style:style>
    <style:style style:name="P25" style:family="paragraph" style:parent-style-name="Text_20_body" style:list-style-name="L2">
      <style:paragraph-properties style:line-height-at-least="0.503cm" fo:text-align="start" style:justify-single-word="false" fo:padding="0cm" fo:border="none"/>
      <style:text-properties fo:font-size="9pt" officeooo:paragraph-rsid="0054cd31" style:font-name-asian="Migu 1M" style:font-size-asian="9pt" style:font-size-complex="9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62312" style:language-asian="ja" style:country-asian="JP"/>
    </style:style>
    <style:style style:name="T3" style:family="text">
      <style:text-properties officeooo:rsid="00348aff" style:language-asian="ja" style:country-asian="JP"/>
    </style:style>
    <style:style style:name="T4" style:family="text">
      <style:text-properties officeooo:rsid="0036d398" style:language-asian="ja" style:country-asian="JP"/>
    </style:style>
    <style:style style:name="T5" style:family="text">
      <style:text-properties officeooo:rsid="00262312"/>
    </style:style>
    <style:style style:name="T6" style:family="text">
      <style:text-properties officeooo:rsid="00348aff"/>
    </style:style>
    <style:style style:name="T7" style:family="text">
      <style:text-properties officeooo:rsid="0036d398"/>
    </style:style>
    <style:style style:name="T8" style:family="text">
      <style:text-properties officeooo:rsid="0039d8ad"/>
    </style:style>
    <style:style style:name="T9" style:family="text">
      <style:text-properties officeooo:rsid="0039e16b"/>
    </style:style>
    <style:style style:name="T10" style:family="text">
      <style:text-properties officeooo:rsid="0046bde2"/>
    </style:style>
    <style:style style:name="T11" style:family="text">
      <style:text-properties fo:font-style="normal" fo:font-weight="normal"/>
    </style:style>
    <style:style style:name="T12" style:family="text">
      <style:text-properties style:font-style-asian="normal" style:font-weight-asian="normal"/>
    </style:style>
    <style:style style:name="T13" style:family="text">
      <style:text-properties style:font-name="arial" fo:font-size="9pt" fo:font-style="normal" fo:font-weight="normal"/>
    </style:style>
    <style:style style:name="T14" style:family="text">
      <style:text-properties style:font-name-asian="arial" style:font-size-asian="9pt" style:font-style-asian="normal" style:font-weight-asian="normal"/>
    </style:style>
    <style:style style:name="T15" style:family="text">
      <style:text-properties fo:font-size="9pt" fo:font-style="normal" fo:font-weight="normal"/>
    </style:style>
    <style:style style:name="T16" style:family="text">
      <style:text-properties style:font-size-asian="9pt" style:font-style-asian="normal" style:font-weight-asian="normal"/>
    </style:style>
    <style:style style:name="T17" style:family="text">
      <style:text-properties fo:color="#ff0000"/>
    </style:style>
    <style:style style:name="T18" style:family="text">
      <style:text-properties fo:font-variant="normal" fo:text-transform="none" fo:color="#3e3e3e" fo:letter-spacing="normal"/>
    </style:style>
    <style:style style:name="T19" style:family="text">
      <style:text-properties fo:font-variant="normal" fo:text-transform="none" fo:color="#3e3e3e" fo:letter-spacing="normal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3e3e3e" fo:letter-spacing="normal" style:font-name-asian="arial" style:font-style-asian="normal" style:font-weight-asian="normal"/>
    </style:style>
    <style:style style:name="T21" style:family="text">
      <style:text-properties fo:font-variant="normal" fo:text-transform="none" fo:color="#3e3e3e" fo:letter-spacing="normal" style:font-style-asian="normal" style:font-weight-asian="normal"/>
    </style:style>
    <style:style style:name="T22" style:family="text">
      <style:text-properties fo:font-variant="normal" fo:text-transform="none" fo:color="#3e3e3e" fo:letter-spacing="normal" style:language-asian="ja" style:country-asian="JP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ikuMikuDance Cheat Sheet</text:p>
      <table:table table:name="ショートカットキー一覧" table:style-name="ショートカットキー一覧">
        <table:table-column table:style-name="ショートカットキー一覧.A"/>
        <table:table-column table:style-name="ショートカットキー一覧.B"/>
        <table:table-column table:style-name="ショートカットキー一覧.C"/>
        <table:table-column table:style-name="ショートカットキー一覧.D"/>
        <table:table-row>
          <table:table-cell table:style-name="ショートカットキー一覧.A1" table:number-columns-spanned="4" office:value-type="string">
            <text:p text:style-name="P16">ショートカットキー一覧/キーボード動作</text:p>
          </table:table-cell>
          <table:covered-table-cell/>
          <table:covered-table-cell/>
          <table:covered-table-cell/>
        </table:table-row>
        <table:table-row>
          <table:table-cell table:style-name="ショートカットキー一覧.A2" office:value-type="string">
            <text:p text:style-name="P1">Z</text:p>
          </table:table-cell>
          <table:table-cell table:style-name="ショートカットキー一覧.B9" office:value-type="string">
            <text:p text:style-name="P10">ボーン移動</text:p>
          </table:table-cell>
          <table:table-cell table:style-name="ショートカットキー一覧.A2" office:value-type="string">
            <text:p text:style-name="P2">A</text:p>
          </table:table-cell>
          <table:table-cell table:style-name="ショートカットキー一覧.D2" office:value-type="string">
            <text:p text:style-name="P10">すべて選択</text:p>
          </table:table-cell>
        </table:table-row>
        <table:table-row>
          <table:table-cell table:style-name="ショートカットキー一覧.A2" office:value-type="string">
            <text:p text:style-name="P1">X</text:p>
          </table:table-cell>
          <table:table-cell table:style-name="ショートカットキー一覧.B9" office:value-type="string">
            <text:p text:style-name="P10">ボーン回転</text:p>
          </table:table-cell>
          <table:table-cell table:style-name="ショートカットキー一覧.A2" office:value-type="string">
            <text:p text:style-name="P3">S</text:p>
          </table:table-cell>
          <table:table-cell table:style-name="ショートカットキー一覧.D3" office:value-type="string">
            <text:p text:style-name="P10">未登録選択</text:p>
          </table:table-cell>
        </table:table-row>
        <table:table-row>
          <table:table-cell table:style-name="ショートカットキー一覧.A2" office:value-type="string">
            <text:p text:style-name="P1">C</text:p>
          </table:table-cell>
          <table:table-cell table:style-name="ショートカットキー一覧.B9" office:value-type="string">
            <text:p text:style-name="P10">ボーン選択</text:p>
          </table:table-cell>
          <table:table-cell table:style-name="ショートカットキー一覧.A2" office:value-type="string">
            <text:p text:style-name="P3">D</text:p>
          </table:table-cell>
          <table:table-cell table:style-name="ショートカットキー一覧.D4" office:value-type="string">
            <text:p text:style-name="P10">センター位置バイアス</text:p>
          </table:table-cell>
        </table:table-row>
        <table:table-row>
          <table:table-cell table:style-name="ショートカットキー一覧.A2" office:value-type="string">
            <text:p text:style-name="P1">V</text:p>
          </table:table-cell>
          <table:table-cell table:style-name="ショートカットキー一覧.B9" office:value-type="string">
            <text:p text:style-name="P10">モデル半透明化</text:p>
          </table:table-cell>
          <table:table-cell table:style-name="ショートカットキー一覧.A2" office:value-type="string">
            <text:p text:style-name="P3">G</text:p>
          </table:table-cell>
          <table:table-cell table:style-name="ショートカットキー一覧.D5" office:value-type="string">
            <text:p text:style-name="P9"><text:span text:style-name="T5">Global/local</text:span><text:span text:style-name="T2">切り替え</text:span></text:p>
          </table:table-cell>
        </table:table-row>
        <table:table-row>
          <table:table-cell table:style-name="ショートカットキー一覧.A2" office:value-type="string">
            <text:p text:style-name="P6">→</text:p>
          </table:table-cell>
          <table:table-cell table:style-name="ショートカットキー一覧.B9" office:value-type="string">
            <text:p text:style-name="P10">次フレーム</text:p>
          </table:table-cell>
          <table:table-cell table:style-name="ショートカットキー一覧.A2" office:value-type="string">
            <text:p text:style-name="P3">I</text:p>
          </table:table-cell>
          <table:table-cell table:style-name="ショートカットキー一覧.D6" office:value-type="string">
            <text:p text:style-name="P10">フレーム挿入</text:p>
          </table:table-cell>
        </table:table-row>
        <table:table-row>
          <table:table-cell table:style-name="ショートカットキー一覧.A2" office:value-type="string">
            <text:p text:style-name="P6">←</text:p>
          </table:table-cell>
          <table:table-cell table:style-name="ショートカットキー一覧.B9" office:value-type="string">
            <text:p text:style-name="P10">前フレーム</text:p>
          </table:table-cell>
          <table:table-cell table:style-name="ショートカットキー一覧.A2" office:value-type="string">
            <text:p text:style-name="P3">K</text:p>
          </table:table-cell>
          <table:table-cell table:style-name="ショートカットキー一覧.D7" office:value-type="string">
            <text:p text:style-name="P10">フレーム削除</text:p>
          </table:table-cell>
        </table:table-row>
        <table:table-row>
          <table:table-cell table:style-name="ショートカットキー一覧.A2" office:value-type="string">
            <text:p text:style-name="P4">tab</text:p>
          </table:table-cell>
          <table:table-cell table:style-name="ショートカットキー一覧.B9" office:value-type="string">
            <text:p text:style-name="P10">操作モデル切替</text:p>
          </table:table-cell>
          <table:table-cell table:style-name="ショートカットキー一覧.A2" office:value-type="string">
            <text:p text:style-name="P3">Ctrl+Z</text:p>
          </table:table-cell>
          <table:table-cell table:style-name="ショートカットキー一覧.D8" office:value-type="string">
            <text:p text:style-name="P10">元に戻す</text:p>
          </table:table-cell>
        </table:table-row>
        <table:table-row>
          <table:table-cell table:style-name="ショートカットキー一覧.A2" office:value-type="string">
            <text:p text:style-name="P5">Enter</text:p>
          </table:table-cell>
          <table:table-cell table:style-name="ショートカットキー一覧.B9" office:value-type="string">
            <text:p text:style-name="P10">フレーム登録</text:p>
          </table:table-cell>
          <table:table-cell table:style-name="ショートカットキー一覧.A2" office:value-type="string">
            <text:p text:style-name="P3">Ctrl+X</text:p>
          </table:table-cell>
          <table:table-cell table:style-name="ショートカットキー一覧.D9" office:value-type="string">
            <text:p text:style-name="P10">やり直し</text:p>
          </table:table-cell>
        </table:table-row>
        <table:table-row>
          <table:table-cell table:style-name="ショートカットキー一覧.A10" table:number-columns-spanned="4" office:value-type="string">
            <text:p text:style-name="P17">マウス＋キーボード操作</text:p>
          </table:table-cell>
          <table:covered-table-cell/>
          <table:covered-table-cell/>
          <table:covered-table-cell/>
        </table:table-row>
        <table:table-row>
          <table:table-cell table:style-name="ショートカットキー一覧.A2" table:number-columns-spanned="2" office:value-type="string">
            <text:p text:style-name="P14"><text:span text:style-name="T6">Shift+</text:span><text:span text:style-name="T3">パーツ選択</text:span></text:p>
          </table:table-cell>
          <table:covered-table-cell/>
          <table:table-cell table:style-name="ショートカットキー一覧.C11" table:number-columns-spanned="2" office:value-type="string">
            <text:p text:style-name="P8"><text:span text:style-name="T8">ボーン複数選択</text:span><text:span text:style-name="T9">(</text:span><text:span text:style-name="T8">再度選択で選択解除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1">右クリック＋ドラッグ</text:p>
          </table:table-cell>
          <table:covered-table-cell/>
          <table:table-cell table:style-name="ショートカットキー一覧.C12" table:number-columns-spanned="2" office:value-type="string">
            <text:p text:style-name="P7">視点回転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4"><text:span text:style-name="T6">Shift+</text:span><text:span text:style-name="T3">右クリック＋ドラッグ</text:span></text:p>
          </table:table-cell>
          <table:covered-table-cell/>
          <table:table-cell table:style-name="ショートカットキー一覧.C13" table:number-columns-spanned="2" office:value-type="string">
            <text:p text:style-name="P7">視点移動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4"><text:span text:style-name="T6">Ctrl+</text:span><text:span text:style-name="T3">右クリック＋ドラッグ</text:span></text:p>
          </table:table-cell>
          <table:covered-table-cell/>
          <table:table-cell table:style-name="ショートカットキー一覧.C14" table:number-columns-spanned="2" office:value-type="string">
            <text:p text:style-name="P7">ズーム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1">ホイールドラッグ</text:p>
          </table:table-cell>
          <table:covered-table-cell/>
          <table:table-cell table:style-name="ショートカットキー一覧.C15" table:number-columns-spanned="2" office:value-type="string">
            <text:p text:style-name="P7">視点移動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1">ホイール上下</text:p>
          </table:table-cell>
          <table:covered-table-cell/>
          <table:table-cell table:style-name="ショートカットキー一覧.C16" table:number-columns-spanned="2" office:value-type="string">
            <text:p text:style-name="P7">ズーム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2"><text:span text:style-name="T7">Shift+右上ズームアイコンドラッ</text:span><text:span text:style-name="T4">グ</text:span></text:p>
          </table:table-cell>
          <table:covered-table-cell/>
          <table:table-cell table:style-name="ショートカットキー一覧.C17" table:number-columns-spanned="2" office:value-type="string">
            <text:p text:style-name="P7">背景AVI・BMP拡大縮小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3">Shift+右上移動アイコンドラッグ</text:p>
          </table:table-cell>
          <table:covered-table-cell/>
          <table:table-cell table:style-name="ショートカットキー一覧.C18" table:number-columns-spanned="2" office:value-type="string">
            <text:p text:style-name="P7">背景AVI・BMP移動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3">Shift+右下移動アイコンドラッグ</text:p>
          </table:table-cell>
          <table:covered-table-cell/>
          <table:table-cell table:style-name="ショートカットキー一覧.C19" table:number-columns-spanned="2" office:value-type="string">
            <text:p text:style-name="P7">カメラ・モデルの移動距離１０倍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3">Ctl+右下移動アイコンドラッグ</text:p>
          </table:table-cell>
          <table:covered-table-cell/>
          <table:table-cell table:style-name="ショートカットキー一覧.C20" table:number-columns-spanned="2" office:value-type="string">
            <text:p text:style-name="P7">カメラ・モデルの移動距離１／１０</text:p>
          </table:table-cell>
          <table:covered-table-cell/>
        </table:table-row>
      </table:table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1">MMD</text:span><text:span text:style-name="T12">標準モデルボーン名一覧【抜粋】</text:span></text:p>
      <table:table table:name="表1" table:style-name="表1">
        <table:table-column table:style-name="表1.A"/>
        <table:table-column table:style-name="表1.B"/>
        <table:table-column table:style-name="表1.C"/>
        <table:table-header-rows>
          <table:table-row>
            <table:table-cell table:style-name="表1.A1" office:value-type="string">
              <text:p text:style-name="P18">ボーン名</text:p>
            </table:table-cell>
            <table:table-cell table:style-name="表1.A1" office:value-type="string">
              <text:p text:style-name="P18">設定文字種別</text:p>
            </table:table-cell>
            <table:table-cell table:style-name="表1.A1" office:value-type="string">
              <text:p text:style-name="P18">利用モデル</text:p>
            </table:table-cell>
          </table:table-row>
        </table:table-header-rows>
        <table:table-row>
          <table:table-cell table:style-name="表1.A2" office:value-type="string">
            <text:p text:style-name="P15">センター、センター先</text:p>
          </table:table-cell>
          <table:table-cell table:style-name="表1.B2" office:value-type="string">
            <text:p text:style-name="P15">全角カタカナ</text:p>
          </table:table-cell>
          <table:table-cell table:style-name="表1.C2" office:value-type="string">
            <text:p text:style-name="P15">全モデル(共通)</text:p>
          </table:table-cell>
        </table:table-row>
        <table:table-row>
          <table:table-cell table:style-name="表1.A3" office:value-type="string">
            <text:p text:style-name="P15">左足ＩＫ、右足ＩＫ<text:line-break/>左つま先ＩＫ、右つま先ＩＫ</text:p>
          </table:table-cell>
          <table:table-cell table:style-name="表1.B3" office:value-type="string">
            <text:p text:style-name="P15">全角漢字</text:p>
          </table:table-cell>
          <table:table-cell table:style-name="表1.C3" office:value-type="string">
            <text:p text:style-name="P15">全モデル(共通)</text:p>
          </table:table-cell>
        </table:table-row>
        <table:table-row>
          <table:table-cell table:style-name="表1.A4" office:value-type="string">
            <text:p text:style-name="P15">上半身、下半身、首、頭</text:p>
          </table:table-cell>
          <table:table-cell table:style-name="表1.B4" office:value-type="string">
            <text:p text:style-name="P15">全角漢字</text:p>
          </table:table-cell>
          <table:table-cell table:style-name="表1.C4" office:value-type="string">
            <text:p text:style-name="P15">全モデル(共通)</text:p>
          </table:table-cell>
        </table:table-row>
        <table:table-row>
          <table:table-cell table:style-name="表1.A5" office:value-type="string">
            <text:p text:style-name="P15">左髪１～７、右髪１～７<text:line-break/>左髪ＩＫ，右髪ＩＫ</text:p>
          </table:table-cell>
          <table:table-cell table:style-name="表1.B5" office:value-type="string">
            <text:p text:style-name="P15">全角漢字、全角数字</text:p>
          </table:table-cell>
          <table:table-cell table:style-name="表1.C5" office:value-type="string">
            <text:p text:style-name="P15">ミク、ネル</text:p>
          </table:table-cell>
        </table:table-row>
        <table:table-row>
          <table:table-cell table:style-name="表1.A6" office:value-type="string">
            <text:p text:style-name="P15">ポニテ１～６、ポニテＩＫ</text:p>
          </table:table-cell>
          <table:table-cell table:style-name="表1.B6" office:value-type="string">
            <text:p text:style-name="P15">全角カタカナ、全角数字</text:p>
          </table:table-cell>
          <table:table-cell table:style-name="表1.C6" office:value-type="string">
            <text:p text:style-name="P15">ハク</text:p>
          </table:table-cell>
        </table:table-row>
        <table:table-row>
          <table:table-cell table:style-name="表1.A7" office:value-type="string">
            <text:p text:style-name="P15">アホ毛１～２</text:p>
          </table:table-cell>
          <table:table-cell table:style-name="表1.B7" office:value-type="string">
            <text:p text:style-name="P15">全角漢字、全角カタカナ、全角数字</text:p>
          </table:table-cell>
          <table:table-cell table:style-name="表1.C7" office:value-type="string">
            <text:p text:style-name="P15">ハク</text:p>
          </table:table-cell>
        </table:table-row>
        <table:table-row>
          <table:table-cell table:style-name="表1.A8" office:value-type="string">
            <text:p text:style-name="P15">ハネ毛</text:p>
          </table:table-cell>
          <table:table-cell table:style-name="表1.B8" office:value-type="string">
            <text:p text:style-name="P15">全角漢字、全角カタカナ</text:p>
          </table:table-cell>
          <table:table-cell table:style-name="表1.C8" office:value-type="string">
            <text:p text:style-name="P15">ネル</text:p>
          </table:table-cell>
        </table:table-row>
        <table:table-row>
          <table:table-cell table:style-name="表1.A9" office:value-type="string">
            <text:p text:style-name="P15">ﾈｸﾀｲ１～４</text:p>
          </table:table-cell>
          <table:table-cell table:style-name="表1.B9" office:value-type="string">
            <text:p text:style-name="P15"><text:span text:style-name="T17">半角カタカナ </text:span>、全角数字</text:p>
          </table:table-cell>
          <table:table-cell table:style-name="表1.C9" office:value-type="string">
            <text:p text:style-name="P15">ミク、レン、ハク、ネル</text:p>
          </table:table-cell>
        </table:table-row>
        <table:table-row>
          <table:table-cell table:style-name="表1.A10" office:value-type="string">
            <text:p text:style-name="P15">ﾈｸﾀｲ先</text:p>
          </table:table-cell>
          <table:table-cell table:style-name="表1.B10" office:value-type="string">
            <text:p text:style-name="P15">全角漢字、 <text:span text:style-name="T17">半角カタカナ</text:span></text:p>
          </table:table-cell>
          <table:table-cell table:style-name="表1.C10" office:value-type="string">
            <text:p text:style-name="P15">レン、ネル</text:p>
          </table:table-cell>
        </table:table-row>
        <table:table-row>
          <table:table-cell table:style-name="表1.A11" office:value-type="string">
            <text:p text:style-name="P15">ネクタイ２先</text:p>
          </table:table-cell>
          <table:table-cell table:style-name="表1.B11" office:value-type="string">
            <text:p text:style-name="P15">全角漢字、全角カタカナ、全角数字</text:p>
          </table:table-cell>
          <table:table-cell table:style-name="表1.C11" office:value-type="string">
            <text:p text:style-name="P15">ハク</text:p>
          </table:table-cell>
        </table:table-row>
        <table:table-row>
          <table:table-cell table:style-name="表1.A12" office:value-type="string">
            <text:p text:style-name="P15">ﾈｸﾀｲＩＫ、ﾈｸﾀｲＩＫ先</text:p>
          </table:table-cell>
          <table:table-cell table:style-name="表1.B12" office:value-type="string">
            <text:p text:style-name="P15"><text:span text:style-name="T17">半角カタカナ </text:span>、全角英字</text:p>
          </table:table-cell>
          <table:table-cell table:style-name="表1.C12" office:value-type="string">
            <text:p text:style-name="P15">ミク、レン</text:p>
          </table:table-cell>
        </table:table-row>
        <table:table-row>
          <table:table-cell table:style-name="表1.A13" office:value-type="string">
            <text:p text:style-name="P15">胸リボン、左リボン、右リボン</text:p>
          </table:table-cell>
          <table:table-cell table:style-name="表1.B13" office:value-type="string">
            <text:p text:style-name="P15">全角漢字、全角カタカナ</text:p>
          </table:table-cell>
          <table:table-cell table:style-name="表1.C13" office:value-type="string">
            <text:p text:style-name="P15">リン</text:p>
          </table:table-cell>
        </table:table-row>
        <table:table-row>
          <table:table-cell table:style-name="表1.A14" office:value-type="string">
            <text:p text:style-name="P15">左セーラ、右セーラ</text:p>
          </table:table-cell>
          <table:table-cell table:style-name="表1.B14" office:value-type="string">
            <text:p text:style-name="P15">全角漢字、全角カタカナ</text:p>
          </table:table-cell>
          <table:table-cell table:style-name="表1.C14" office:value-type="string">
            <text:p text:style-name="P15">リン</text:p>
          </table:table-cell>
        </table:table-row>
        <table:table-row>
          <table:table-cell table:style-name="表1.A15" office:value-type="string">
            <text:p text:style-name="P15">左セーラー、右セーラー</text:p>
          </table:table-cell>
          <table:table-cell table:style-name="表1.B15" office:value-type="string">
            <text:p text:style-name="P15">全角漢字、全角カタカナ</text:p>
          </table:table-cell>
          <table:table-cell table:style-name="表1.C15" office:value-type="string">
            <text:p text:style-name="P15">レン</text:p>
          </table:table-cell>
        </table:table-row>
        <table:table-row>
          <table:table-cell table:style-name="表1.A16" office:value-type="string">
            <text:p text:style-name="P15">左ﾏﾌﾗｰ１～５、右ﾏﾌﾗｰ１～５<text:line-break/>左ﾏﾌﾗｰＩＫ、右ﾏﾌﾗｰＩＫ</text:p>
          </table:table-cell>
          <table:table-cell table:style-name="表1.B16" office:value-type="string">
            <text:p text:style-name="P15">全角漢字、 <text:span text:style-name="T17">半角カタカナ </text:span>、全角英数字</text:p>
          </table:table-cell>
          <table:table-cell table:style-name="表1.C16" office:value-type="string">
            <text:p text:style-name="P15">ＫＡＩＴＯ</text:p>
          </table:table-cell>
        </table:table-row>
        <table:table-row>
          <table:table-cell table:style-name="表1.A17" office:value-type="string">
            <text:p text:style-name="P15">左ｽｶｰﾄ前、左ｽｶｰﾄ後<text:line-break/>右ｽｶｰﾄ前、右ｽｶｰﾄ後</text:p>
          </table:table-cell>
          <table:table-cell table:style-name="表1.B17" office:value-type="string">
            <text:p text:style-name="P15">全角漢字、 <text:span text:style-name="T17">半角カタカナ</text:span></text:p>
          </table:table-cell>
          <table:table-cell table:style-name="表1.C17" office:value-type="string">
            <text:p text:style-name="P15">ミク、ネル、メイコ</text:p>
          </table:table-cell>
        </table:table-row>
        <table:table-row>
          <table:table-cell table:style-name="表1.A18" office:value-type="string">
            <text:p text:style-name="P15">左スカート前先、左スカート後先<text:line-break/>右スカート前先、右スカート後先</text:p>
          </table:table-cell>
          <table:table-cell table:style-name="表1.B18" office:value-type="string">
            <text:p text:style-name="P15">全角漢字、全角カタカナ</text:p>
          </table:table-cell>
          <table:table-cell table:style-name="表1.C18" office:value-type="string">
            <text:p text:style-name="P15">ミク</text:p>
          </table:table-cell>
        </table:table-row>
        <table:table-row>
          <table:table-cell table:style-name="表1.A19" office:value-type="string">
            <text:p text:style-name="P15">左ｽｶｰﾄ前先、左ｽｶｰﾄ後先<text:line-break/>右ｽｶｰﾄ前先、右ｽｶｰﾄ後先</text:p>
          </table:table-cell>
          <table:table-cell table:style-name="表1.B19" office:value-type="string">
            <text:p text:style-name="P15">全角漢字、 <text:span text:style-name="T17">半角カタカナ</text:span></text:p>
          </table:table-cell>
          <table:table-cell table:style-name="表1.C19" office:value-type="string">
            <text:p text:style-name="P15">ネル、メイコ</text:p>
          </table:table-cell>
        </table:table-row>
      </table:table>
      <text:list xml:id="list556039201625091652" text:style-name="L2">
        <text:list-header>
          <text:p text:style-name="P24"><text:span text:style-name="T1">※</text:span>基本的にカタカナは半角と全角が混在しているので要注意</text:p>
          <text:p text:style-name="P23"><text:span text:style-name="T1">※数値</text:span>および英字（ＩＫ）については全角での定義</text:p>
          <text:p text:style-name="P23"><text:span text:style-name="T1">※</text:span>左または右の漢字がある場合は「ボーン名の先頭」に設定</text:p>
          <text:p text:style-name="P25"><text:span text:style-name="T22">※</text:span><text:span text:style-name="T21">補助専用ボーンは「ボーン名の末尾」に「先」を設定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, helvetica, 'ヒラギノ角ゴ Pro W3', 'Hiragino Kaku Gothic Pro', Osaka, Meiryo, 'MS Pゴシック', clean, sans-serif"/>
    <style:font-face style:name="Migu 1M" svg:font-family="'Migu 1M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17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2" fo:column-gap="0cm">
          <style:column style:rel-width="7852*" fo:start-indent="0cm" fo:end-indent="0cm"/>
          <style:column style:rel-width="785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1:32:44.90</meta:creation-date>
    <meta:generator>LibreOffice/4.0.2.2$Windows_x86 LibreOffice_project/4c82dcdd6efcd48b1d8bba66bfe1989deee49c3</meta:generator>
    <dc:date>2014-06-10T22:25:05.30</dc:date>
    <meta:editing-duration>PT26M50S</meta:editing-duration>
    <meta:editing-cycles>68</meta:editing-cycles>
    <meta:document-statistic meta:table-count="2" meta:image-count="0" meta:object-count="0" meta:page-count="1" meta:paragraph-count="117" meta:word-count="1010" meta:character-count="1114" meta:non-whitespace-character-count="1099"/>
  </office:meta>
</office:document-meta>
</file>